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C000002BCF3C7E5D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2.79cm, 3.72cm, 2.79cm, 3.7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1.41cm" svg:height="13.329cm" svg:x="4.795cm" svg:y="8.185cm">
          <draw:image xlink:href="Pictures/10000000000002BC000002BCF3C7E5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7-13T10:51:39.15</dc:date>
    <dc:creator>Home Office - Dev.FrontEnd.LFC Luciano Camargo</dc:creator>
    <meta:document-statistic meta:object-count="1"/>
    <meta:generator>OpenOffice/4.1.14$Win32 OpenOffice.org_project/4114m1$Build-9811</meta:generator>
  </office:meta>
</office:document-meta>
</file>